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font-size-complex="18pt"/>
    </style:style>
    <style:style style:name="P3" style:family="paragraph" style:parent-style-name="Standard">
      <style:paragraph-properties fo:line-height="150%"/>
    </style:style>
    <style:style style:name="P4" style:family="paragraph" style:parent-style-name="Standard" style:master-page-name="MP0">
      <style:paragraph-properties fo:text-align="center" style:justify-single-word="false" style:page-number="auto" fo:break-before="page"/>
      <style:text-properties fo:font-size="18pt" style:font-name-asian="標楷體" style:font-size-asian="18pt" style:font-size-complex="18pt"/>
    </style:style>
    <style:style style:name="P5" style:family="paragraph" style:parent-style-name="Standard" style:list-style-name="L1">
      <style:paragraph-properties fo:line-height="150%"/>
      <style:text-properties style:font-name="標楷體" fo:font-size="14pt" style:font-name-asian="標楷體" style:font-size-asian="14pt" style:font-size-complex="14pt"/>
    </style:style>
    <style:style style:name="P6" style:family="paragraph" style:parent-style-name="Standard" style:list-style-name="L2">
      <style:paragraph-properties fo:line-height="150%"/>
      <style:text-properties style:font-name="標楷體" fo:font-size="14pt" style:font-name-asian="標楷體" style:font-size-asian="14pt" style:language-asian="zh" style:country-asian="TW" style:font-size-complex="14pt"/>
    </style:style>
    <style:style style:name="P7" style:family="paragraph" style:parent-style-name="Standard" style:list-style-name="L2">
      <style:paragraph-properties fo:line-height="150%"/>
      <style:text-properties style:font-name="標楷體" fo:font-size="14pt" fo:letter-spacing="0.049cm" style:font-name-asian="標楷體" style:font-size-asian="14pt" style:language-asian="zh" style:country-asian="TW" style:font-size-complex="14pt"/>
    </style:style>
    <style:style style:name="P8" style:family="paragraph" style:parent-style-name="Standard" style:list-style-name="L4">
      <style:paragraph-properties fo:line-height="150%"/>
      <style:text-properties style:font-name="標楷體" fo:letter-spacing="0.049cm" style:font-name-asian="標楷體" style:font-size-asian="14pt"/>
    </style:style>
    <style:style style:name="P9" style:family="paragraph" style:parent-style-name="Standard" style:list-style-name="L1">
      <style:paragraph-properties fo:line-height="150%"/>
    </style:style>
    <style:style style:name="P10" style:family="paragraph" style:parent-style-name="Standard" style:list-style-name="L2">
      <style:paragraph-properties fo:line-height="150%"/>
    </style:style>
    <style:style style:name="P11" style:family="paragraph" style:parent-style-name="Standard" style:list-style-name="L4">
      <style:paragraph-properties fo:line-height="150%"/>
    </style:style>
    <style:style style:name="P12" style:family="paragraph" style:parent-style-name="Standard" style:list-style-name="L2">
      <style:paragraph-properties fo:line-height="150%"/>
      <style:text-properties fo:font-size="14pt" style:font-name-asian="標楷體" style:font-size-asian="14pt" style:font-size-complex="14pt"/>
    </style:style>
    <style:style style:name="P13" style:family="paragraph" style:parent-style-name="Standard" style:list-style-name="L2">
      <style:paragraph-properties fo:line-height="150%"/>
      <style:text-properties fo:font-size="14pt" style:font-name-asian="標楷體" style:font-size-asian="14pt" style:language-asian="zh" style:country-asian="TW" style:font-size-complex="14pt"/>
    </style:style>
    <style:style style:name="P14" style:family="paragraph" style:parent-style-name="Standard" style:list-style-name="L2">
      <style:paragraph-properties fo:line-height="150%">
        <style:tab-stops/>
      </style:paragraph-properties>
      <style:text-properties fo:font-size="14pt" style:font-name-asian="標楷體" style:font-size-asian="14pt" style:language-asian="zh" style:country-asian="TW" style:font-size-complex="14pt"/>
    </style:style>
    <style:style style:name="P15" style:family="paragraph" style:parent-style-name="Standard" style:list-style-name="L3">
      <style:paragraph-properties fo:line-height="150%"/>
      <style:text-properties fo:font-size="14pt" style:font-name-asian="標楷體" style:font-size-asian="14pt" style:language-asian="zh" style:country-asian="TW" style:font-size-complex="14pt"/>
    </style:style>
    <style:style style:name="P16" style:family="paragraph" style:parent-style-name="Standard" style:list-style-name="L2">
      <style:paragraph-properties fo:line-height="150%"/>
      <style:text-properties fo:color="#000000" fo:font-size="14pt" style:font-name-asian="標楷體" style:font-size-asian="14pt" style:language-asian="zh" style:country-asian="TW" style:font-size-complex="14pt"/>
    </style:style>
    <style:style style:name="P17" style:family="paragraph" style:parent-style-name="Standard" style:list-style-name="L4">
      <style:paragraph-properties fo:line-height="150%"/>
      <style:text-properties fo:letter-spacing="0.049cm" style:font-name-asian="標楷體" style:font-size-asian="14pt" style:language-asian="zh" style:country-asian="TW"/>
    </style:style>
    <style:style style:name="T1" style:family="text">
      <style:text-properties style:font-name="標楷體" fo:font-size="14pt" style:font-name-asian="標楷體" style:font-size-asian="14pt" style:font-size-complex="14pt"/>
    </style:style>
    <style:style style:name="T2" style:family="text">
      <style:text-properties style:font-name="標楷體" fo:font-size="14pt" style:font-name-asian="標楷體" style:font-size-asian="14pt" style:language-asian="zh" style:country-asian="TW" style:font-size-complex="14pt"/>
    </style:style>
    <style:style style:name="T3" style:family="text">
      <style:text-properties style:font-name="標楷體" fo:font-size="14pt" fo:letter-spacing="0.049cm" style:font-name-asian="標楷體" style:font-size-asian="14pt" style:language-asian="zh" style:country-asian="TW" style:font-size-complex="14pt"/>
    </style:style>
    <style:style style:name="T4" style:family="text">
      <style:text-properties style:font-name="標楷體" fo:letter-spacing="0.049cm"/>
    </style:style>
    <style:style style:name="T5" style:family="text">
      <style:text-properties style:font-name="標楷體" fo:font-size="10pt" style:font-name-asian="標楷體" style:font-size-asian="10pt" style:language-asian="zh" style:country-asian="TW" style:font-size-complex="10pt"/>
    </style:style>
    <style:style style:name="T6" style:family="text">
      <style:text-properties fo:font-size="14pt" style:font-name-asian="標楷體" style:font-size-asian="14pt" style:font-size-complex="14pt"/>
    </style:style>
    <style:style style:name="T7" style:family="text">
      <style:text-properties fo:font-size="14pt" style:font-name-asian="標楷體" style:font-size-asian="14pt" style:language-asian="zh" style:country-asian="HK" style:font-size-complex="14pt"/>
    </style:style>
    <style:style style:name="T8" style:family="text">
      <style:text-properties fo:font-size="14pt" style:font-name-asian="標楷體" style:font-size-asian="14pt" style:language-asian="zh" style:country-asian="TW" style:font-size-complex="14pt"/>
    </style:style>
    <style:style style:name="T9" style:family="text">
      <style:text-properties style:language-asian="zh" style:country-asian="TW"/>
    </style:style>
    <style:style style:name="T10" style:family="text">
      <style:text-properties style:font-name="Times New Roman" fo:font-size="14pt" fo:letter-spacing="0.049cm" fo:language="en" fo:country="US" style:font-name-asian="標楷體" style:font-size-asian="14pt" style:language-asian="zh" style:country-asian="TW" style:font-size-complex="14pt"/>
    </style:style>
    <style:style style:name="T11" style:family="text">
      <style:text-properties style:font-name="Times New Roman" fo:letter-spacing="0.049cm" fo:language="en" fo:country="US"/>
    </style:style>
    <style:style style:name="T12" style:family="text">
      <style:text-properties fo:color="#000000"/>
    </style:style>
    <style:style style:name="T13" style:family="text">
      <style:text-properties fo:color="#000000" fo:language="en" fo:country="US" style:font-size-asian="13.5pt"/>
    </style:style>
    <style:style style:name="T14" style:family="text">
      <style:text-properties fo:color="#000000" fo:font-size="13.5pt" fo:language="en" fo:country="US"/>
    </style:style>
    <style:style style:name="T15" style:family="text">
      <style:text-properties fo:color="#000000" style:font-size-asian="13.5pt"/>
    </style:style>
    <text:list-style style:name="L1">
      <text:list-level-style-number text:level="1" text:style-name="WW_5f_CharLFO1LV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6LV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WW_5f_CharLFO6LVL2"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1" form:apply-filter="true" form:method="post" form:control-implementation="ooo:com.sun.star.form.component.Form" office:target-frame="" xlink:href="" xlink:type="simple"/>
        <form:form form:name="form1" form:apply-filter="true" form:method="post"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基隆市安樂地政事務所</text:p>
      <text:p text:style-name="P2">107年度2月份第1次主管會議紀錄</text:p>
      <text:p text:style-name="P2"/>
      <text:list xml:id="list4529949275863030792" text:style-name="L1">
        <text:list-item>
          <text:p text:style-name="P5">時間：中華民國107年2月<text:span text:style-name="T9">7</text:span>日<text:span text:style-name="T9">上</text:span>午<text:span text:style-name="T9">11</text:span>時整</text:p>
        </text:list-item>
        <text:list-item>
          <text:p text:style-name="P5">地點：三樓民眾談室</text:p>
        </text:list-item>
        <text:list-item>
          <text:p text:style-name="P5">主席：代理主任<text:span text:style-name="T9">張欣怡</text:span></text:p>
        </text:list-item>
        <text:list-item>
          <text:p text:style-name="P9"><text:span text:style-name="預設段落字型"><text:span text:style-name="T1">出席人員：</text:span></text:span><text:span text:style-name="預設段落字型"><text:span text:style-name="T2">陳慧懿</text:span></text:span><text:span text:style-name="預設段落字型"><text:span text:style-name="T1">、</text:span></text:span><text:span text:style-name="預設段落字型"><text:span text:style-name="T2">林承翰</text:span></text:span><text:span text:style-name="預設段落字型"><text:span text:style-name="T5">代</text:span></text:span><text:span text:style-name="預設段落字型"><text:span text:style-name="T2">、</text:span></text:span><text:span text:style-name="預設段落字型"><text:span text:style-name="T1">周力行、游玉玲、李美玲</text:span></text:span><text:span text:style-name="預設段落字型"><text:span text:style-name="T2"> <text:s text:c="2"/>記</text:span></text:span><text:span text:style-name="預設段落字型"><text:span text:style-name="T1">錄：陳苑蒨</text:span></text:span></text:p>
        </text:list-item>
        <text:list-item>
          <text:p text:style-name="P5">各單位報告事項：</text:p>
        </text:list-item>
      </text:list>
      <text:list xml:id="list2590254345955863876" text:style-name="L2">
        <text:list-item>
          <text:p text:style-name="P12">第一課</text:p>
          <text:list>
            <text:list-item>
              <text:p text:style-name="P13">本課107年1月業務推動情形如下：</text:p>
              <text:list>
                <text:list-item>
                  <text:p text:style-name="P12">登記案件(含一般、速件、限制登記)：<text:span text:style-name="T9">2</text:span>,<text:span text:style-name="T9">073</text:span>件，土地<text:span text:style-name="T9">6</text:span>,<text:span text:style-name="T9">153</text:span>筆、建物<text:span text:style-name="T9">2</text:span>,<text:span text:style-name="T9">830</text:span>棟。</text:p>
                </text:list-item>
                <text:list-item>
                  <text:p text:style-name="P13">辦理更正案件：23件、土地：40筆、建物：18棟。</text:p>
                </text:list-item>
                <text:list-item>
                  <text:p text:style-name="P13">登記簿謄本核發：1,172件</text:p>
                </text:list-item>
                <text:list-item>
                  <text:p text:style-name="P12">午休諮詢不打烊服務：<text:span text:style-name="T9">120</text:span>件。</text:p>
                </text:list-item>
                <text:list-item>
                  <text:p text:style-name="P13">受理人民申請退還當年度屬2萬元以下地政規費案件：17件。</text:p>
                </text:list-item>
                <text:list-item>
                  <text:p text:style-name="P13">法令研討2次，分別於1月9、23日辦理。</text:p>
                </text:list-item>
              </text:list>
            </text:list-item>
            <text:list-item>
              <text:p text:style-name="P14">本課陳課員進富將於2月23日調職至宜蘭縣政府，又將有約僱人員離職，請人事單位儘速辦理相關人員遞補事宜，以利業務順利進行。</text:p>
            </text:list-item>
          </text:list>
        </text:list-item>
        <text:list-item>
          <text:p text:style-name="P13">第二課</text:p>
          <text:list>
            <text:list-item>
              <text:p text:style-name="P10"><text:span text:style-name="T3">為確保測量成果品質，原訂於</text:span><text:span text:style-name="T10">2</text:span><text:span text:style-name="T3">月</text:span><text:span text:style-name="T10">1</text:span><text:span text:style-name="T3">日派員至本市七堵簡易基線場辦理電子測距經緯儀檢校作業，因雨由各組另擇期辦理。 </text:span></text:p>
            </text:list-item>
            <text:list-item>
              <text:p text:style-name="P13"><text:span text:style-name="T11">106</text:span><text:span text:style-name="T4">年度安樂自辦重測區後續作業，將陸續辦理界址爭議協調及土地重疊更正事宜；訂於2月8日邀請經濟部工業局大武崙(兼瑞芳)工業區服務中心召開「大武崙段武崙小段138地號等12筆土地地籍圖更正說明會」。 <text:s text:c="4"/></text:span></text:p>
            </text:list-item>
            <text:list-item>
              <text:p text:style-name="P13"><text:span text:style-name="T4">107年度中山區仙洞段重測委外發包作業，於1月26日簽約完竣，2月1日開工，本案工作計畫書正審核中，審核後立即函復</text:span><text:soft-page-break/><text:span text:style-name="T4">承包廠商據以實施。 <text:s/></text:span></text:p>
            </text:list-item>
            <text:list-item>
              <text:p text:style-name="P7">107年度中山區中山段重測實施計畫書(重測範圍圖部分)修正中，於近日內陳報基隆市政府轉陳內政部核定。 </text:p>
            </text:list-item>
            <text:list-item>
              <text:p text:style-name="P13"><text:span text:style-name="T4">本課</text:span><text:span text:style-name="T11">2</text:span><text:span text:style-name="T4">名測量助理業已報到，將於近期召開課務會議，重新調整工作分組，以利業務推動。</text:span></text:p>
            </text:list-item>
            <text:list-item>
              <text:p text:style-name="P7">2月6日召開「中華貿易開發股份有限公司未屐約回饋訴訟案，有關準備程序筆錄中現地指認回饋標的位置及面積乙項」研商會議，本課配合都市發展處於3月2日法院現場會勘前，協助「商務專業區」部分回饋範圍界線現場放樣作業。 <text:s text:c="4"/></text:p>
            </text:list-item>
          </text:list>
        </text:list-item>
        <text:list-item>
          <text:p text:style-name="P13">第三課</text:p>
          <text:list>
            <text:list-item>
              <text:p text:style-name="P10"><text:span text:style-name="預設段落字型"><text:span text:style-name="T6">送交總務之本所10</text:span></text:span><text:span text:style-name="預設段落字型"><text:span text:style-name="T8">7</text:span></text:span><text:span text:style-name="預設段落字型"><text:span text:style-name="T6">年</text:span></text:span><text:span text:style-name="預設段落字型"><text:span text:style-name="T8">1</text:span></text:span><text:span text:style-name="預設段落字型"><text:span text:style-name="T6">月奉核以零用金支付案件共</text:span></text:span><text:span text:style-name="預設段落字型"><text:span text:style-name="T8">15</text:span></text:span><text:span text:style-name="預設段落字型"><text:span text:style-name="T6">件，均已領取；另本所10</text:span></text:span><text:span text:style-name="預設段落字型"><text:span text:style-name="T8">7</text:span></text:span><text:span text:style-name="預設段落字型"><text:span text:style-name="T6">年</text:span></text:span><text:span text:style-name="預設段落字型"><text:span text:style-name="T8">1</text:span></text:span><text:span text:style-name="預設段落字型"><text:span text:style-name="T6">月2萬元以上及跨年度退費申請案</text:span></text:span><text:span text:style-name="預設段落字型"><text:span text:style-name="T8">1件，已領取</text:span></text:span><text:span text:style-name="預設段落字型"><text:span text:style-name="T6">。</text:span></text:span></text:p>
            </text:list-item>
            <text:list-item>
              <text:p text:style-name="P10"><text:span text:style-name="預設段落字型"><text:span text:style-name="T6">本課10</text:span></text:span><text:span text:style-name="預設段落字型"><text:span text:style-name="T8">7</text:span></text:span><text:span text:style-name="預設段落字型"><text:span text:style-name="T6">年</text:span></text:span><text:span text:style-name="預設段落字型"><text:span text:style-name="T8">1</text:span></text:span><text:span text:style-name="預設段落字型"><text:span text:style-name="T6">月無民眾投訴，「電話代查公告現值創新服務」、「網路申請歷年公告地價資料」及「網路申請檔案閱覽抄錄複製」業於網路宣導，電話代查服務10</text:span></text:span><text:span text:style-name="預設段落字型"><text:span text:style-name="T8">7</text:span></text:span><text:span text:style-name="預設段落字型"><text:span text:style-name="T6">年</text:span></text:span><text:span text:style-name="預設段落字型"><text:span text:style-name="T8">1</text:span></text:span><text:span text:style-name="預設段落字型"><text:span text:style-name="T6">月共服務</text:span></text:span><text:span text:style-name="預設段落字型"><text:span text:style-name="T8">5</text:span></text:span><text:span text:style-name="預設段落字型"><text:span text:style-name="T7">件</text:span></text:span><text:span text:style-name="預設段落字型"><text:span text:style-name="T6">。</text:span></text:span></text:p>
            </text:list-item>
            <text:list-item>
              <text:p text:style-name="P10"><text:span text:style-name="預設段落字型"><text:span text:style-name="T8">本所107年申報地價作業於1月31日截止，本所轄區無申報案件，統計報表已於2月6日送交市府</text:span></text:span>。</text:p>
            </text:list-item>
            <text:list-item>
              <text:p text:style-name="P6">下星期就是農歷春節，先祝大家新春平安、大吉大利；也請各課轉知同仁，14日下班時務必確認電腦等電器電源、以及用水和門窗均已關閉，以維護春節期間辦公廳舍安全。</text:p>
            </text:list-item>
          </text:list>
        </text:list-item>
        <text:list-item>
          <text:p text:style-name="P13">會計</text:p>
        </text:list-item>
      </text:list>
      <text:list xml:id="list81806658003093907" text:style-name="L3">
        <text:list-item>
          <text:list>
            <text:list-item>
              <text:p text:style-name="P15"><text:span text:style-name="預設段落字型">依據107年1月16日基府主歲貳字第1070202498號函，籌辦本市107年度第一次追加(減)預算，本所各課無案件提出。</text:span></text:p>
            </text:list-item>
            <text:list-item>
              <text:p text:style-name="P15"><text:span text:style-name="預設段落字型">106年度保留預算已核准，請依進度執行。</text:span></text:p>
            </text:list-item>
            <text:list-item>
              <text:p text:style-name="P15"><text:span text:style-name="預設段落字型">本所106年度決算書預計2月14日送達市府。</text:span></text:p>
            </text:list-item>
            <text:list-item>
              <text:p text:style-name="P15"><text:span text:style-name="預設段落字型">依據107年1月10日基府主歲貳字第1070100988號函轉行政院修正「中央政府各機關學校出席費及稿費支給要點」第五點、第七點、第</text:span><text:soft-page-break/><text:span text:style-name="預設段落字型">九點，自107年1月1日生效，如有需求請依相關規定辦理。</text:span></text:p>
            </text:list-item>
          </text:list>
        </text:list-item>
      </text:list>
      <text:list xml:id="list34399021" text:continue-list="list2590254345955863876" text:style-name="L2">
        <text:list-item>
          <text:p text:style-name="P13">人事</text:p>
          <text:list>
            <text:list-item>
              <text:p text:style-name="P13"><text:span text:style-name="T15">依市府來函，各機關學校於本（</text:span><text:span text:style-name="T14">107</text:span><text:span text:style-name="T15">）年農曆春節連續假期前、後</text:span><text:span text:style-name="T14">1</text:span><text:span text:style-name="T15">日上班日，請確實控留人力，以維持政府服務品質，屆時請各課室務必確實控留必要之人力。</text:span></text:p>
            </text:list-item>
            <text:list-item>
              <text:p text:style-name="P13"><text:span text:style-name="T12">「講座鐘點費支給表」、修正「軍公教人員兼職費支給要點」及修正對照表，均自一百零七年二月一日生效。</text:span><text:span text:style-name="T15"> </text:span></text:p>
            </text:list-item>
            <text:list-item>
              <text:p text:style-name="P13"><text:span text:style-name="T12">市府</text:span><text:span text:style-name="T13">107</text:span><text:span text:style-name="T12">年度公務人員專書閱讀推廣活動計畫，惠請鼓勵所屬同仁踴躍參加專書閱讀心得寫作競賽活動。</text:span><text:span text:style-name="T15"> </text:span><text:s/></text:p>
            </text:list-item>
          </text:list>
        </text:list-item>
        <text:list-item>
          <text:p text:style-name="P13">政風</text:p>
          <text:list>
            <text:list-item>
              <text:p text:style-name="P16">2月8日至22日為107年春安工作期間，請各課室配合辦理各項春安工作。</text:p>
            </text:list-item>
          </text:list>
        </text:list-item>
      </text:list>
      <text:p text:style-name="P3"/>
      <text:list xml:id="list392930881567633005" text:style-name="L4">
        <text:list-item>
          <text:p text:style-name="P11"><text:span text:style-name="預設段落字型"><text:span text:style-name="T1">主席指示事項</text:span></text:span></text:p>
          <text:list>
            <text:list-item>
              <text:p text:style-name="P17">一課業務推動除報告當月案件量外，請與上個月比較，以利了解業務成長情形。</text:p>
            </text:list-item>
            <text:list-item>
              <text:p text:style-name="P17">一課人員缺額未遞補前，請陳課長視業務性質妥適調配人員。</text:p>
            </text:list-item>
            <text:list-item>
              <text:p text:style-name="P17">專書閱讀心得寫作確定參與人員後，請儘早通知以給予同仁充分時間撰寫。</text:p>
            </text:list-item>
            <text:list-item>
              <text:p text:style-name="P17">為提升行政效率、加速公文處理速度，依戶籍資料異動跨機關服務通報辦竣住址變更登記後通知所有權人之公文，授權第二層決行。</text:p>
            </text:list-item>
            <text:list-item>
              <text:p text:style-name="P17">請周課長指派一名專責人員於主任室有訪客時主動奉茶。</text:p>
            </text:list-item>
            <text:list-item>
              <text:p text:style-name="P17">自101年實施實價登錄制度後，地價資訊調查表功能已被取代，地價資訊調查表如無其他特殊用途，可不再列印，以節省檔案存放空間。 <text:s/></text:p>
              <text:p text:style-name="P8"><text:s/></text:p>
            </text:list-item>
          </text:list>
        </text:list-item>
        <text:list-item>
          <text:p text:style-name="P11"><text:span text:style-name="預設段落字型"><text:span text:style-name="T1">散會：</text:span></text:span><text:span text:style-name="預設段落字型"><text:span text:style-name="T2">下</text:span></text:span><text:span text:style-name="預設段落字型"><text:span text:style-name="T1">午</text:span></text:span><text:span text:style-name="預設段落字型"><text:span text:style-name="T2">11</text:span></text:span><text:span text:style-name="預設段落字型"><text:span text:style-name="T1">時</text:span></text:span><text:span text:style-name="預設段落字型"><text:span text:style-name="T2">5</text:span></text:span><text:span text:style-name="預設段落字型"><text:span text:style-name="T1">0</text:span></text:span><text:span text:style-name="預設段落字型"><text:span text:style-name="T2">分</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TW"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標號"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9pt" fo:hyphenate="true" fo:hyphenation-remain-char-count="0" fo:hyphenation-push-char-count="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頁首_20_字元" style:display-name="頁首 字元" style:family="text" style:parent-style-name="預設段落字型">
      <style:text-properties fo:font-size="10pt" style:font-size-asian="10pt" style:font-size-complex="9pt"/>
    </style:style>
    <style:style style:name="WW_5f_CharLFO1LVL1" style:display-name="WW_CharLFO1LVL1" style:family="text">
      <style:text-properties style:font-name="標楷體" fo:font-size="14pt" style:font-name-asian="標楷體" style:font-size-asian="14pt" style:font-size-complex="14pt"/>
    </style:style>
    <style:style style:name="WW_5f_CharLFO2LVL2" style:display-name="WW_CharLFO2LVL2" style:family="text">
      <style:text-properties fo:font-size="14pt" style:font-size-asian="14pt" style:font-size-complex="14pt"/>
    </style:style>
    <style:style style:name="WW_5f_CharLFO2LVL3" style:display-name="WW_CharLFO2LVL3" style:family="text">
      <style:text-properties fo:font-size="14pt" style:font-name-asian="標楷體" style:font-size-asian="14pt" style:font-size-complex="14pt"/>
    </style:style>
    <style:style style:name="WW_5f_CharLFO2LVL4" style:display-name="WW_CharLFO2LVL4" style:family="text">
      <style:text-properties style:font-name="StarSymbol" style:font-name-asian="OpenSymbol" style:font-name-complex="OpenSymbol"/>
    </style:style>
    <style:style style:name="WW_5f_CharLFO3LVL1" style:display-name="WW_CharLFO3LVL1" style:family="text">
      <style:text-properties fo:font-size="14pt" style:font-name-asian="標楷體" style:font-size-asian="14pt" style:font-size-complex="14pt"/>
    </style:style>
    <style:style style:name="WW_5f_CharLFO3LVL2" style:display-name="WW_CharLFO3LVL2" style:family="text">
      <style:text-properties fo:font-size="14pt" style:font-name-asian="標楷體" style:font-size-asian="14pt" style:font-size-complex="14pt"/>
    </style:style>
    <style:style style:name="WW_5f_CharLFO3LVL3" style:display-name="WW_CharLFO3LVL3" style:family="text">
      <style:text-properties fo:font-size="14pt" style:font-name-asian="標楷體" style:font-size-asian="14pt" style:font-size-complex="14pt"/>
    </style:style>
    <style:style style:name="WW_5f_CharLFO3LVL4" style:display-name="WW_CharLFO3LVL4" style:family="text">
      <style:text-properties fo:font-size="14pt" style:font-name-asian="標楷體" style:font-size-asian="14pt" style:font-size-complex="14pt"/>
    </style:style>
    <style:style style:name="WW_5f_CharLFO3LVL5" style:display-name="WW_CharLFO3LVL5" style:family="text">
      <style:text-properties fo:font-size="14pt" style:font-name-asian="標楷體" style:font-size-asian="14pt" style:font-size-complex="14pt"/>
    </style:style>
    <style:style style:name="WW_5f_CharLFO3LVL6" style:display-name="WW_CharLFO3LVL6" style:family="text">
      <style:text-properties fo:font-size="14pt" style:font-name-asian="標楷體" style:font-size-asian="14pt" style:font-size-complex="14pt"/>
    </style:style>
    <style:style style:name="WW_5f_CharLFO3LVL7" style:display-name="WW_CharLFO3LVL7" style:family="text">
      <style:text-properties fo:font-size="14pt" style:font-name-asian="標楷體" style:font-size-asian="14pt" style:font-size-complex="14pt"/>
    </style:style>
    <style:style style:name="WW_5f_CharLFO3LVL8" style:display-name="WW_CharLFO3LVL8" style:family="text">
      <style:text-properties fo:font-size="14pt" style:font-name-asian="標楷體" style:font-size-asian="14pt" style:font-size-complex="14pt"/>
    </style:style>
    <style:style style:name="WW_5f_CharLFO3LVL9" style:display-name="WW_CharLFO3LVL9" style:family="text">
      <style:text-properties fo:font-size="14pt" style:font-name-asian="標楷體" style:font-size-asian="14pt" style:font-size-complex="14pt"/>
    </style:style>
    <style:style style:name="WW_5f_CharLFO5LVL2" style:display-name="WW_CharLFO5LVL2" style:family="text">
      <style:text-properties fo:font-size="14pt" style:font-size-asian="14pt"/>
    </style:style>
    <style:style style:name="WW_5f_CharLFO5LVL3" style:display-name="WW_CharLFO5LVL3" style:family="text">
      <style:text-properties fo:font-size="14pt" style:font-name-asian="標楷體" style:font-size-asian="14pt" style:font-size-complex="14pt"/>
    </style:style>
    <style:style style:name="WW_5f_CharLFO5LVL4" style:display-name="WW_CharLFO5LVL4" style:family="text">
      <style:text-properties style:font-name="StarSymbol" style:font-name-asian="OpenSymbol" style:font-name-complex="OpenSymbol"/>
    </style:style>
    <style:style style:name="WW_5f_CharLFO6LVL1" style:display-name="WW_CharLFO6LVL1" style:family="text">
      <style:text-properties style:font-name="標楷體" fo:font-size="14pt" style:font-name-asian="標楷體" style:font-size-asian="14pt"/>
    </style:style>
    <style:style style:name="WW_5f_CharLFO6LVL2" style:display-name="WW_CharLFO6LVL2" style:family="text">
      <style:text-properties fo:font-size="14pt" style:font-name-asian="標楷體" style:font-size-asian="14pt"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text:page-number>/<text:page-count>3</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登記課 安樂地政</meta:initial-creator>
    <dc:creator>安樂地政 </dc:creator>
    <meta:creation-date>2016-06-29T13:28:00Z</meta:creation-date>
    <dc:date>2018-02-12T14:21:12.73</dc:date>
    <meta:editing-cycles>111</meta:editing-cycles>
    <meta:editing-duration>PT16H26M30S</meta:editing-duration>
    <meta:printed-by>安樂地政 </meta:printed-by>
    <meta:print-date>2018-01-15T09:24:09.47</meta:print-date>
    <meta:document-statistic meta:table-count="0" meta:image-count="0" meta:object-count="0" meta:page-count="3" meta:paragraph-count="49" meta:word-count="1640" meta:character-count="1814"/>
    <meta:template xlink:type="simple" xlink:actuate="onRequest" xlink:title="" xlink:href="../../../研考/研考/研考/會議資料/主管會議_週/1.會議紀錄/主管會議-1060414.odt/Normal"/>
  </office:meta>
</office:document-meta>
</file>